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7728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7299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898in" fo:break-before="auto" style:use-optimal-row-height="false"/>
    </style:style>
    <style:style style:name="ro2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146in" fo:break-before="auto" style:use-optimal-row-height="false"/>
    </style:style>
    <style:style style:name="ro8" style:family="table-row">
      <style:table-row-properties style:row-height="0.104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d9d9d9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0" style:family="table-cell" style:parent-style-name="Default" style:data-style-name="N0">
      <style:table-cell-properties fo:background-color="#d9d9d9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278in"/>
    </style:style>
    <style:style style:name="ce7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start" fo:margin-left="0.5563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8339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5563in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d9d9d9"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1020" table:default-cell-style-name="ce1"/>
        <table:table-row table:style-name="ro1">
          <table:table-cell table:style-name="ce14" office:value-type="string" calcext:value-type="string" table:number-columns-spanned="3" table:number-rows-spanned="1">
            <text:p>Projet GUI 2021</text:p>
          </table:table-cell>
          <table:covered-table-cell table:number-columns-repeated="2" table:style-name="ce23"/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Travail</text:p>
            <text:p>Planifié</text:p>
          </table:table-cell>
          <table:table-cell table:style-name="ce24" office:value-type="string" calcext:value-type="string">
            <text:p>Travail</text:p>
            <text:p>Réalisé</text:p>
          </table:table-cell>
          <table:table-cell table:number-columns-repeated="1020"/>
        </table:table-row>
        <table:table-row table:style-name="ro3">
          <table:table-cell table:number-columns-repeated="1023"/>
        </table:table-row>
        <table:table-row table:style-name="ro4">
          <table:table-cell table:style-name="ce11" office:value-type="string" calcext:value-type="string">
            <text:p>Project GUI1 2021</text:p>
          </table:table-cell>
          <table:table-cell table:style-name="ce6" table:formula="of:=SUM([.B6];[.B15];[.B42])" office:value-type="float" office:value="36.5" calcext:value-type="float">
            <text:p>36.5</text:p>
          </table:table-cell>
          <table:table-cell table:style-name="ce6" table:formula="of:=SUM([.C6];[.C15];[.C42])" office:value-type="float" office:value="38" calcext:value-type="float">
            <text:p>38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"/>
          <table:table-cell table:number-columns-repeated="1020"/>
        </table:table-row>
        <table:table-row table:style-name="ro5">
          <table:table-cell table:style-name="ce10" office:value-type="string" calcext:value-type="string">
            <text:p>Étude Technique</text:p>
          </table:table-cell>
          <table:table-cell table:style-name="ce6" table:formula="of:=SUM([.B7:.B13])" office:value-type="float" office:value="4" calcext:value-type="float">
            <text:p>4</text:p>
          </table:table-cell>
          <table:table-cell table:style-name="ce6" table:formula="of:=SUM([.C7:.C13])"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Étude Techniqu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Analyse concurrentiell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Identifier les risqu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Lister les tâch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Attribuer les tâches aux ressourc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Définir les priorité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Définir les mileston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7"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5">
          <table:table-cell table:style-name="ce10" office:value-type="string" calcext:value-type="string">
            <text:p>Production, Développement</text:p>
          </table:table-cell>
          <table:table-cell table:style-name="ce6" table:formula="of:=SUM([.B30];[.B27];[.B19];[.B18];[.B17];[.B16])" office:value-type="float" office:value="27.5" calcext:value-type="float">
            <text:p>27.5</text:p>
          </table:table-cell>
          <table:table-cell table:style-name="ce6" table:formula="of:=SUM([.C30];[.C27];[.C19];[.C18];[.C17];[.C16])" office:value-type="float" office:value="28.5" calcext:value-type="float">
            <text:p>28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Préparation l'environment du travail</text:p>
          </table:table-cell>
          <table:table-cell table:number-columns-repeated="2" table:style-name="ce6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Création du Moodboa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Choix des fonts et couleur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Création de Maquettes + Prototype (Figma)</text:p>
          </table:table-cell>
          <table:table-cell table:style-name="ce6" table:formula="of:=SUM([.B20];[.B23])" office:value-type="float" office:value="9" calcext:value-type="float">
            <text:p>9</text:p>
          </table:table-cell>
          <table:table-cell table:style-name="ce6" table:formula="of:=SUM([.C20];[.C23])" office:value-type="float" office:value="9" calcext:value-type="float">
            <text:p>9</text:p>
          </table:table-cell>
          <table:table-cell table:number-columns-repeated="1020"/>
        </table:table-row>
        <table:table-row table:style-name="ro6">
          <table:table-cell table:style-name="ce9" office:value-type="string" calcext:value-type="string">
            <text:p>Gestion des absences</text:p>
          </table:table-cell>
          <table:table-cell table:style-name="ce6" table:formula="of:=SUM([.B21:.B22])" office:value-type="float" office:value="4" calcext:value-type="float">
            <text:p>4</text:p>
          </table:table-cell>
          <table:table-cell table:style-name="ce6" table:formula="of:=SUM([.C21:.C22])"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Calendri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Liste des élèv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 table:style-name="ce9" office:value-type="string" calcext:value-type="string">
            <text:p>Horaire /Calendar</text:p>
          </table:table-cell>
          <table:table-cell table:style-name="ce6" table:formula="of:=SUM([.B24:.B26])" office:value-type="float" office:value="5" calcext:value-type="float">
            <text:p>5</text:p>
          </table:table-cell>
          <table:table-cell table:style-name="ce6" table:formula="of:=SUM([.C24:.C26])" office:value-type="float" office:value="5" calcext:value-type="float">
            <text:p>5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Vue par jou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Vue par semain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Détails des modu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Choix Framework + Plugins</text:p>
          </table:table-cell>
          <table:table-cell table:style-name="ce6" table:formula="of:=SUM([.B28:.B29])" office:value-type="float" office:value="1" calcext:value-type="float">
            <text:p>1</text:p>
          </table:table-cell>
          <table:table-cell table:style-name="ce6" table:formula="of:=SUM([.C28:.C29])" office:value-type="float" office:value="1.5" calcext:value-type="float">
            <text:p>1.5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Scss &amp; Bulma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FullCalenda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Développement</text:p>
          </table:table-cell>
          <table:table-cell table:style-name="ce6" table:formula="of:=SUM([.B31:.B40])" office:value-type="float" office:value="15.5" calcext:value-type="float">
            <text:p>15.5</text:p>
          </table:table-cell>
          <table:table-cell table:style-name="ce6" table:formula="of:=SUM([.C31:.C40])" office:value-type="float" office:value="16" calcext:value-type="float">
            <text:p>16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Réalisation de la page d’accue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Réalisation des pages de gestion d’absenc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Réalisation des pages du calendri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Création du menu hamburg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Remplacement les couleurs par des variables SCS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Remplacement les polices par des variables SCS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Remplacement des images par d'icônes fontawesom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Définition de la structure des dossiers du proje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Adaptation du design pour les ordinateurs de bureau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Implémentation de la PW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8">
          <table:table-cell table:style-name="ce4"/>
          <table:table-cell/>
          <table:table-cell table:style-name="ce1"/>
          <table:table-cell table:number-columns-repeated="1020"/>
        </table:table-row>
        <table:table-row table:style-name="ro5">
          <table:table-cell table:style-name="ce10" office:value-type="string" calcext:value-type="string">
            <text:p>Mise en service</text:p>
          </table:table-cell>
          <table:table-cell table:style-name="ce6" table:formula="of:=SUM([.B43:.B46])" office:value-type="float" office:value="5" calcext:value-type="float">
            <text:p>5</text:p>
          </table:table-cell>
          <table:table-cell table:style-name="ce6" table:formula="of:=SUM([.C43:.C46])" office:value-type="float" office:value="5.5" calcext:value-type="float">
            <text:p>5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Tester sur différents appareils mobi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Tester le téléchargement de la PWA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Documenter le proje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Mise en ligne de l’application we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 table:number-rows-repeated="1048529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Hanibal</meta:initial-creator>
    <meta:creation-date>2021-11-14T14:59:11Z</meta:creation-date>
    <dc:date>2021-11-14T18:32:30.142133825</dc:date>
    <meta:print-date>2021-11-14T16:16:23Z</meta:print-date>
    <meta:editing-duration>PT13M51S</meta:editing-duration>
    <meta:editing-cycles>16</meta:editing-cycles>
    <meta:document-statistic meta:table-count="1" meta:cell-count="123" meta:object-count="0"/>
  </office:meta>
</office:document-meta>
</file>